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ducatio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rmediat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6:01:52.511502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03:33.420527206</meta:creation-date>
    <dc:date>2016-01-29T16:02:15.242311746</dc:date>
    <meta:editing-duration>PT4M3S</meta:editing-duration>
    <meta:editing-cycles>3</meta:editing-cycles>
    <meta:generator>LibreOffice/4.4.6.3$Linux_X86_64 LibreOffice_project/40m0$Build-3</meta:generator>
    <meta:document-statistic meta:table-count="1" meta:cell-count="9" meta:object-count="0"/>
  </office:meta>
</office:document-meta>
</file>